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8a6f" officeooo:paragraph-rsid="000e8a6f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e8a6f" officeooo:paragraph-rsid="000e8a6f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e8a6f"/>
    </style:style>
    <style:style style:name="T1" style:family="text">
      <style:text-properties officeooo:rsid="000e8a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LE PAYSAN URBAIN</text:p>
      <text:p text:style-name="P1"/>
      <text:p text:style-name="P1">Lien avec le pdf : </text:p>
      <text:p text:style-name="P1"/>
      <text:p text:style-name="P3"><text:span text:style-name="T1">Lien sur le trello : </text:span></text:p>
      <text:p text:style-name="P3"><text:a xlink:type="simple" xlink:href="https://trello.com/b/MgvIQKZ0/gestion-dune-production-agricole-de-micropousses" text:style-name="Internet_20_link" text:visited-style-name="Visited_20_Internet_20_Link">https://trello.com/b/MgvIQKZ0/gestion-dune-production-agricole-de-micropousses</text:a></text:p>
      <text:p text:style-name="P3"/>
      <text:p text:style-name="P1">Lien pour la lettre de cadrage :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18:39.518559536</meta:creation-date>
    <dc:date>2019-12-16T16:52:55.323186862</dc:date>
    <meta:editing-duration>PT6H9M53S</meta:editing-duration>
    <meta:editing-cycles>1</meta:editing-cycles>
    <meta:document-statistic meta:table-count="0" meta:image-count="0" meta:object-count="0" meta:page-count="1" meta:paragraph-count="5" meta:word-count="22" meta:character-count="174" meta:non-whitespace-character-count="154"/>
    <meta:generator>LibreOffice/6.0.7.3$Linux_X86_64 LibreOffice_project/00m0$Build-3</meta:generator>
  </office:meta>
</office:document-meta>
</file>